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4-02-20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3-01-3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2-01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1-06-2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1-01-2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20-02-0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9-02-0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8-02-0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7-01-3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6-01-2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5-01-20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4-01-27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3-01-2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2-01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1-02-16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10-01-2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8-01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6-01-17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8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001055528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